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1" calcext:value-type="float">
            <text:p>4051050001</text:p>
          </table:table-cell>
          <table:table-cell table:style-name="ce2" office:value-type="string" calcext:value-type="string">
            <text:p>Đặng Ngọc Vũ</text:p>
          </table:table-cell>
          <table:table-cell table:style-name="ce3" office:value-type="date" office:date-value="1999-03-23" calcext:value-type="date">
            <text:p>1999-3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01" calcext:value-type="float">
            <text:p>4051050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2" calcext:value-type="float">
            <text:p>4051050002</text:p>
          </table:table-cell>
          <table:table-cell table:style-name="ce2" office:value-type="string" calcext:value-type="string">
            <text:p>Nguyễn Thị Trúc Ngân</text:p>
          </table:table-cell>
          <table:table-cell table:style-name="ce3" office:value-type="date" office:date-value="1999-12-28" calcext:value-type="date">
            <text:p>1999-12-2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051050002" calcext:value-type="float">
            <text:p>40510500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5" calcext:value-type="float">
            <text:p>4051050005</text:p>
          </table:table-cell>
          <table:table-cell table:style-name="ce2" office:value-type="string" calcext:value-type="string">
            <text:p>Nguyễn Minh Tiến</text:p>
          </table:table-cell>
          <table:table-cell table:style-name="ce3" office:value-type="date" office:date-value="1999-10-14" calcext:value-type="date">
            <text:p>1999-10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05" calcext:value-type="float">
            <text:p>40510500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7" calcext:value-type="float">
            <text:p>4051050007</text:p>
          </table:table-cell>
          <table:table-cell table:style-name="ce2" office:value-type="string" calcext:value-type="string">
            <text:p>Nhữ Mạnh Cần</text:p>
          </table:table-cell>
          <table:table-cell table:style-name="ce3" office:value-type="date" office:date-value="1999-12-21" calcext:value-type="date">
            <text:p>1999-12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07" calcext:value-type="float">
            <text:p>40510500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9" calcext:value-type="float">
            <text:p>4051050009</text:p>
          </table:table-cell>
          <table:table-cell table:style-name="ce2" office:value-type="string" calcext:value-type="string">
            <text:p>Lê Việt Khánh</text:p>
          </table:table-cell>
          <table:table-cell table:style-name="ce3" office:value-type="date" office:date-value="1999-07-23" calcext:value-type="date">
            <text:p>1999-7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09" calcext:value-type="float">
            <text:p>40510500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0" calcext:value-type="float">
            <text:p>4051050010</text:p>
          </table:table-cell>
          <table:table-cell table:style-name="ce2" office:value-type="string" calcext:value-type="string">
            <text:p>Lê Kim Hương</text:p>
          </table:table-cell>
          <table:table-cell table:style-name="ce3" office:value-type="date" office:date-value="1999-07-30" calcext:value-type="date">
            <text:p>1999-7-3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0" calcext:value-type="float">
            <text:p>40510500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3" calcext:value-type="float">
            <text:p>4051050013</text:p>
          </table:table-cell>
          <table:table-cell table:style-name="ce2" office:value-type="string" calcext:value-type="string">
            <text:p>Võ Thị Mỹ Linh</text:p>
          </table:table-cell>
          <table:table-cell table:style-name="ce3" office:value-type="date" office:date-value="1999-06-28" calcext:value-type="date">
            <text:p>1999-6-2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3" calcext:value-type="float">
            <text:p>40510500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7" calcext:value-type="float">
            <text:p>4051050017</text:p>
          </table:table-cell>
          <table:table-cell table:style-name="ce2" office:value-type="string" calcext:value-type="string">
            <text:p>Nguyễn Thị Tường Vi</text:p>
          </table:table-cell>
          <table:table-cell table:style-name="ce3" office:value-type="date" office:date-value="1999-04-28" calcext:value-type="date">
            <text:p>1999-4-2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7" calcext:value-type="float">
            <text:p>40510500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8" calcext:value-type="float">
            <text:p>4051050018</text:p>
          </table:table-cell>
          <table:table-cell table:style-name="ce2" office:value-type="string" calcext:value-type="string">
            <text:p>Phạm Thị Như Hậu</text:p>
          </table:table-cell>
          <table:table-cell table:style-name="ce3" office:value-type="date" office:date-value="1999-09-15" calcext:value-type="date">
            <text:p>1999-9-1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8" calcext:value-type="float">
            <text:p>40510500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9" calcext:value-type="float">
            <text:p>4051050019</text:p>
          </table:table-cell>
          <table:table-cell table:style-name="ce2" office:value-type="string" calcext:value-type="string">
            <text:p>Nguyễn Đức Chinh</text:p>
          </table:table-cell>
          <table:table-cell table:style-name="ce3" office:value-type="date" office:date-value="1999-01-20" calcext:value-type="date">
            <text:p>1999-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9" calcext:value-type="float">
            <text:p>40510500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0" calcext:value-type="float">
            <text:p>4051050020</text:p>
          </table:table-cell>
          <table:table-cell table:style-name="ce2" office:value-type="string" calcext:value-type="string">
            <text:p>Nguyễn Tấn Nhị</text:p>
          </table:table-cell>
          <table:table-cell table:style-name="ce3" office:value-type="date" office:date-value="1999-10-21" calcext:value-type="date">
            <text:p>1999-10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0" calcext:value-type="float">
            <text:p>4051050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1" calcext:value-type="float">
            <text:p>4051050021</text:p>
          </table:table-cell>
          <table:table-cell table:style-name="ce2" office:value-type="string" calcext:value-type="string">
            <text:p>La Thị Thanh Thuận</text:p>
          </table:table-cell>
          <table:table-cell table:style-name="ce3" office:value-type="date" office:date-value="1999-05-22" calcext:value-type="date">
            <text:p>1999-5-2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1" calcext:value-type="float">
            <text:p>40510500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2" calcext:value-type="float">
            <text:p>4051050022</text:p>
          </table:table-cell>
          <table:table-cell table:style-name="ce2" office:value-type="string" calcext:value-type="string">
            <text:p>Trần Nam Huy</text:p>
          </table:table-cell>
          <table:table-cell table:style-name="ce3" office:value-type="date" office:date-value="1996-02-20" calcext:value-type="date">
            <text:p>1996-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2" calcext:value-type="float">
            <text:p>40510500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5" calcext:value-type="float">
            <text:p>4051050025</text:p>
          </table:table-cell>
          <table:table-cell table:style-name="ce2" office:value-type="string" calcext:value-type="string">
            <text:p>Nguyễn Trung Hiếu</text:p>
          </table:table-cell>
          <table:table-cell table:style-name="ce3" office:value-type="date" office:date-value="1999-12-12" calcext:value-type="date">
            <text:p>1999-12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5" calcext:value-type="float">
            <text:p>40510500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6" calcext:value-type="float">
            <text:p>4051050026</text:p>
          </table:table-cell>
          <table:table-cell table:style-name="ce2" office:value-type="string" calcext:value-type="string">
            <text:p>Nguyễn Trùng Dương</text:p>
          </table:table-cell>
          <table:table-cell table:style-name="ce3" office:value-type="date" office:date-value="1999-03-14" calcext:value-type="date">
            <text:p>1999-3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6" calcext:value-type="float">
            <text:p>40510500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7" calcext:value-type="float">
            <text:p>4051050027</text:p>
          </table:table-cell>
          <table:table-cell table:style-name="ce2" office:value-type="string" calcext:value-type="string">
            <text:p>Đặng Hoàng Lợi</text:p>
          </table:table-cell>
          <table:table-cell table:style-name="ce3" office:value-type="date" office:date-value="1999-06-04" calcext:value-type="date">
            <text:p>1999-6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7" calcext:value-type="float">
            <text:p>40510500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8" calcext:value-type="float">
            <text:p>4051050028</text:p>
          </table:table-cell>
          <table:table-cell table:style-name="ce2" office:value-type="string" calcext:value-type="string">
            <text:p>Đỗ Duy Phương</text:p>
          </table:table-cell>
          <table:table-cell table:style-name="ce3" office:value-type="date" office:date-value="1999-02-16" calcext:value-type="date">
            <text:p>1999-2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8" calcext:value-type="float">
            <text:p>40510500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9" calcext:value-type="float">
            <text:p>4051050029</text:p>
          </table:table-cell>
          <table:table-cell table:style-name="ce2" office:value-type="string" calcext:value-type="string">
            <text:p>Võ Sự</text:p>
          </table:table-cell>
          <table:table-cell table:style-name="ce3" office:value-type="date" office:date-value="1999-09-11" calcext:value-type="date">
            <text:p>1999-9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9" calcext:value-type="float">
            <text:p>40510500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0" calcext:value-type="float">
            <text:p>4051050030</text:p>
          </table:table-cell>
          <table:table-cell table:style-name="ce2" office:value-type="string" calcext:value-type="string">
            <text:p>Nguyễn Dương Thế Vinh</text:p>
          </table:table-cell>
          <table:table-cell table:style-name="ce3" office:value-type="date" office:date-value="1999-10-04" calcext:value-type="date">
            <text:p>1999-10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0" calcext:value-type="float">
            <text:p>40510500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2" calcext:value-type="float">
            <text:p>4051050032</text:p>
          </table:table-cell>
          <table:table-cell table:style-name="ce2" office:value-type="string" calcext:value-type="string">
            <text:p>Nguyễn Văn Phụng</text:p>
          </table:table-cell>
          <table:table-cell table:style-name="ce3" office:value-type="date" office:date-value="1998-03-06" calcext:value-type="date">
            <text:p>1998-3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32" calcext:value-type="float">
            <text:p>40510500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3" calcext:value-type="float">
            <text:p>4051050033</text:p>
          </table:table-cell>
          <table:table-cell table:style-name="ce2" office:value-type="string" calcext:value-type="string">
            <text:p>Trần Thái Nguyên</text:p>
          </table:table-cell>
          <table:table-cell table:style-name="ce3" office:value-type="date" office:date-value="1999-10-03" calcext:value-type="date">
            <text:p>1999-10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3" calcext:value-type="float">
            <text:p>40510500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4" calcext:value-type="float">
            <text:p>4051050034</text:p>
          </table:table-cell>
          <table:table-cell table:style-name="ce2" office:value-type="string" calcext:value-type="string">
            <text:p>Nguyễn Ngọc Khánh</text:p>
          </table:table-cell>
          <table:table-cell table:style-name="ce3" office:value-type="date" office:date-value="1999-05-06" calcext:value-type="date">
            <text:p>1999-5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4" calcext:value-type="float">
            <text:p>40510500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8" calcext:value-type="float">
            <text:p>4051050038</text:p>
          </table:table-cell>
          <table:table-cell table:style-name="ce2" office:value-type="string" calcext:value-type="string">
            <text:p>Phan Thị Phúc</text:p>
          </table:table-cell>
          <table:table-cell table:style-name="ce3" office:value-type="date" office:date-value="1999-11-08" calcext:value-type="date">
            <text:p>1999-11-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8" calcext:value-type="float">
            <text:p>40510500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0" calcext:value-type="float">
            <text:p>4051050040</text:p>
          </table:table-cell>
          <table:table-cell table:style-name="ce2" office:value-type="string" calcext:value-type="string">
            <text:p>Lê Thị Kim Hương</text:p>
          </table:table-cell>
          <table:table-cell table:style-name="ce3" office:value-type="date" office:date-value="1998-02-10" calcext:value-type="date">
            <text:p>1998-2-1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0" calcext:value-type="float">
            <text:p>40510500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1" calcext:value-type="float">
            <text:p>4051050041</text:p>
          </table:table-cell>
          <table:table-cell table:style-name="ce2" office:value-type="string" calcext:value-type="string">
            <text:p>Đỗ Công Phúc</text:p>
          </table:table-cell>
          <table:table-cell table:style-name="ce3" office:value-type="date" office:date-value="1999-12-09" calcext:value-type="date">
            <text:p>1999-12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1" calcext:value-type="float">
            <text:p>40510500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2" calcext:value-type="float">
            <text:p>4051050042</text:p>
          </table:table-cell>
          <table:table-cell table:style-name="ce2" office:value-type="string" calcext:value-type="string">
            <text:p>Nguyễn Thị Mỹ Liêm</text:p>
          </table:table-cell>
          <table:table-cell table:style-name="ce3" office:value-type="date" office:date-value="1999-08-24" calcext:value-type="date">
            <text:p>1999-8-24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2" calcext:value-type="float">
            <text:p>40510500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6" calcext:value-type="float">
            <text:p>4051050046</text:p>
          </table:table-cell>
          <table:table-cell table:style-name="ce2" office:value-type="string" calcext:value-type="string">
            <text:p>Nguyễn Trần Quốc Cường</text:p>
          </table:table-cell>
          <table:table-cell table:style-name="ce3" office:value-type="date" office:date-value="1996-11-30" calcext:value-type="date">
            <text:p>1996-11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6" calcext:value-type="float">
            <text:p>40510500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8" calcext:value-type="float">
            <text:p>4051050048</text:p>
          </table:table-cell>
          <table:table-cell table:style-name="ce2" office:value-type="string" calcext:value-type="string">
            <text:p>Lê Công Hội</text:p>
          </table:table-cell>
          <table:table-cell table:style-name="ce3" office:value-type="date" office:date-value="1999-08-22" calcext:value-type="date">
            <text:p>1999-8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8" calcext:value-type="float">
            <text:p>40510500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9" calcext:value-type="float">
            <text:p>4051050049</text:p>
          </table:table-cell>
          <table:table-cell table:style-name="ce2" office:value-type="string" calcext:value-type="string">
            <text:p>Nguyễn Minh Thiện</text:p>
          </table:table-cell>
          <table:table-cell table:style-name="ce3" office:value-type="date" office:date-value="1999-08-15" calcext:value-type="date">
            <text:p>1999-8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9" calcext:value-type="float">
            <text:p>40510500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0" calcext:value-type="float">
            <text:p>4051050050</text:p>
          </table:table-cell>
          <table:table-cell table:style-name="ce2" office:value-type="string" calcext:value-type="string">
            <text:p>Võ Ly Va</text:p>
          </table:table-cell>
          <table:table-cell table:style-name="ce3" office:value-type="date" office:date-value="1999-03-30" calcext:value-type="date">
            <text:p>1999-3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0" calcext:value-type="float">
            <text:p>40510500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1" calcext:value-type="float">
            <text:p>4051050051</text:p>
          </table:table-cell>
          <table:table-cell table:style-name="ce2" office:value-type="string" calcext:value-type="string">
            <text:p>Trịnh Ngọc Hiếu</text:p>
          </table:table-cell>
          <table:table-cell table:style-name="ce3" office:value-type="date" office:date-value="1999-08-25" calcext:value-type="date">
            <text:p>1999-8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1" calcext:value-type="float">
            <text:p>40510500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5" calcext:value-type="float">
            <text:p>4051050055</text:p>
          </table:table-cell>
          <table:table-cell table:style-name="ce2" office:value-type="string" calcext:value-type="string">
            <text:p>Nguyễn Trường Lâm</text:p>
          </table:table-cell>
          <table:table-cell table:style-name="ce3" office:value-type="date" office:date-value="1999-03-10" calcext:value-type="date">
            <text:p>1999-3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5" calcext:value-type="float">
            <text:p>40510500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7" calcext:value-type="float">
            <text:p>4051050057</text:p>
          </table:table-cell>
          <table:table-cell table:style-name="ce2" office:value-type="string" calcext:value-type="string">
            <text:p>Trần Duy Phương</text:p>
          </table:table-cell>
          <table:table-cell table:style-name="ce3" office:value-type="date" office:date-value="1999-10-22" calcext:value-type="date">
            <text:p>1999-10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7" calcext:value-type="float">
            <text:p>40510500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8" calcext:value-type="float">
            <text:p>4051050058</text:p>
          </table:table-cell>
          <table:table-cell table:style-name="ce2" office:value-type="string" calcext:value-type="string">
            <text:p>Đoàn Phi Vũ</text:p>
          </table:table-cell>
          <table:table-cell table:style-name="ce3" office:value-type="date" office:date-value="1999-04-12" calcext:value-type="date">
            <text:p>1999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8" calcext:value-type="float">
            <text:p>40510500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0" calcext:value-type="float">
            <text:p>4051050060</text:p>
          </table:table-cell>
          <table:table-cell table:style-name="ce2" office:value-type="string" calcext:value-type="string">
            <text:p>Trần Đức Tấn</text:p>
          </table:table-cell>
          <table:table-cell table:style-name="ce3" office:value-type="date" office:date-value="1999-09-25" calcext:value-type="date">
            <text:p>1999-9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60" calcext:value-type="float">
            <text:p>40510500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1" calcext:value-type="float">
            <text:p>4051050061</text:p>
          </table:table-cell>
          <table:table-cell table:style-name="ce2" office:value-type="string" calcext:value-type="string">
            <text:p>Võ Hương</text:p>
          </table:table-cell>
          <table:table-cell table:style-name="ce3" office:value-type="date" office:date-value="1999-08-06" calcext:value-type="date">
            <text:p>1999-8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61" calcext:value-type="float">
            <text:p>4051050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2" calcext:value-type="float">
            <text:p>4051050062</text:p>
          </table:table-cell>
          <table:table-cell table:style-name="ce2" office:value-type="string" calcext:value-type="string">
            <text:p>Nguyễn Trung Nguyên</text:p>
          </table:table-cell>
          <table:table-cell table:style-name="ce3" office:value-type="date" office:date-value="1999-03-26" calcext:value-type="date">
            <text:p>1999-3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62" calcext:value-type="float">
            <text:p>40510500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3" calcext:value-type="float">
            <text:p>4051050063</text:p>
          </table:table-cell>
          <table:table-cell table:style-name="ce2" office:value-type="string" calcext:value-type="string">
            <text:p>Nguyễn Thị Thảo</text:p>
          </table:table-cell>
          <table:table-cell table:style-name="ce3" office:value-type="date" office:date-value="1999-07-25" calcext:value-type="date">
            <text:p>1999-7-2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Nghỉ học tạm thời</text:p>
          </table:table-cell>
          <table:table-cell table:style-name="ce2" office:value-type="float" office:value="4051050063" calcext:value-type="float">
            <text:p>40510500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7" calcext:value-type="float">
            <text:p>4051050067</text:p>
          </table:table-cell>
          <table:table-cell table:style-name="ce2" office:value-type="string" calcext:value-type="string">
            <text:p>Trần Quang Khang</text:p>
          </table:table-cell>
          <table:table-cell table:style-name="ce3" office:value-type="date" office:date-value="1999-03-24" calcext:value-type="date">
            <text:p>1999-3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67" calcext:value-type="float">
            <text:p>40510500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8" calcext:value-type="float">
            <text:p>4051050068</text:p>
          </table:table-cell>
          <table:table-cell table:style-name="ce2" office:value-type="string" calcext:value-type="string">
            <text:p>Mạc Thông Trong</text:p>
          </table:table-cell>
          <table:table-cell table:style-name="ce3" office:value-type="date" office:date-value="1999-08-20" calcext:value-type="date">
            <text:p>1999-8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68" calcext:value-type="float">
            <text:p>40510500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0" calcext:value-type="float">
            <text:p>4051050070</text:p>
          </table:table-cell>
          <table:table-cell table:style-name="ce2" office:value-type="string" calcext:value-type="string">
            <text:p>Trần Tấn Đạt</text:p>
          </table:table-cell>
          <table:table-cell table:style-name="ce3" office:value-type="date" office:date-value="1999-02-26" calcext:value-type="date">
            <text:p>1999-2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70" calcext:value-type="float">
            <text:p>40510500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4" calcext:value-type="float">
            <text:p>4051050074</text:p>
          </table:table-cell>
          <table:table-cell table:style-name="ce2" office:value-type="string" calcext:value-type="string">
            <text:p>Nguyễn Văn Lâm</text:p>
          </table:table-cell>
          <table:table-cell table:style-name="ce3" office:value-type="date" office:date-value="1999-10-22" calcext:value-type="date">
            <text:p>1999-10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74" calcext:value-type="float">
            <text:p>40510500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7" calcext:value-type="float">
            <text:p>4051050077</text:p>
          </table:table-cell>
          <table:table-cell table:style-name="ce2" office:value-type="string" calcext:value-type="string">
            <text:p>Trần Văn Liệu</text:p>
          </table:table-cell>
          <table:table-cell table:style-name="ce3" office:value-type="date" office:date-value="1999-05-26" calcext:value-type="date">
            <text:p>1999-5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77" calcext:value-type="float">
            <text:p>40510500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0" calcext:value-type="float">
            <text:p>4051050080</text:p>
          </table:table-cell>
          <table:table-cell table:style-name="ce2" office:value-type="string" calcext:value-type="string">
            <text:p>Cao Thành Nhân</text:p>
          </table:table-cell>
          <table:table-cell table:style-name="ce3" office:value-type="date" office:date-value="1999-02-02" calcext:value-type="date">
            <text:p>1999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0" calcext:value-type="float">
            <text:p>40510500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1" calcext:value-type="float">
            <text:p>4051050081</text:p>
          </table:table-cell>
          <table:table-cell table:style-name="ce2" office:value-type="string" calcext:value-type="string">
            <text:p>Phạm Thành Phúc</text:p>
          </table:table-cell>
          <table:table-cell table:style-name="ce3" office:value-type="date" office:date-value="1999-10-21" calcext:value-type="date">
            <text:p>1999-10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1" calcext:value-type="float">
            <text:p>40510500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2" calcext:value-type="float">
            <text:p>4051050082</text:p>
          </table:table-cell>
          <table:table-cell table:style-name="ce2" office:value-type="string" calcext:value-type="string">
            <text:p>Trần Hữu Trực</text:p>
          </table:table-cell>
          <table:table-cell table:style-name="ce3" office:value-type="date" office:date-value="1999-10-26" calcext:value-type="date">
            <text:p>1999-10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2" calcext:value-type="float">
            <text:p>40510500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3" calcext:value-type="float">
            <text:p>4051050083</text:p>
          </table:table-cell>
          <table:table-cell table:style-name="ce2" office:value-type="string" calcext:value-type="string">
            <text:p>Nguyễn Quốc Bin</text:p>
          </table:table-cell>
          <table:table-cell table:style-name="ce3" office:value-type="date" office:date-value="1999-03-16" calcext:value-type="date">
            <text:p>1999-3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3" calcext:value-type="float">
            <text:p>40510500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4" calcext:value-type="float">
            <text:p>4051050084</text:p>
          </table:table-cell>
          <table:table-cell table:style-name="ce2" office:value-type="string" calcext:value-type="string">
            <text:p>Võ Thị Thao</text:p>
          </table:table-cell>
          <table:table-cell table:style-name="ce3" office:value-type="date" office:date-value="1999-03-06" calcext:value-type="date">
            <text:p>1999-3-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4" calcext:value-type="float">
            <text:p>40510500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5" calcext:value-type="float">
            <text:p>4051050085</text:p>
          </table:table-cell>
          <table:table-cell table:style-name="ce2" office:value-type="string" calcext:value-type="string">
            <text:p>Võ Văn Bình Phước</text:p>
          </table:table-cell>
          <table:table-cell table:style-name="ce3" office:value-type="date" office:date-value="1999-11-26" calcext:value-type="date">
            <text:p>1999-11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5" calcext:value-type="float">
            <text:p>40510500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6" calcext:value-type="float">
            <text:p>4051050086</text:p>
          </table:table-cell>
          <table:table-cell table:style-name="ce2" office:value-type="string" calcext:value-type="string">
            <text:p>Nguyễn Ngọc Thiện</text:p>
          </table:table-cell>
          <table:table-cell table:style-name="ce3" office:value-type="date" office:date-value="1999-12-04" calcext:value-type="date">
            <text:p>1999-12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6" calcext:value-type="float">
            <text:p>4051050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9" calcext:value-type="float">
            <text:p>4051050089</text:p>
          </table:table-cell>
          <table:table-cell table:style-name="ce2" office:value-type="string" calcext:value-type="string">
            <text:p>Nguyễn Lộc</text:p>
          </table:table-cell>
          <table:table-cell table:style-name="ce3" office:value-type="date" office:date-value="1999-09-30" calcext:value-type="date">
            <text:p>1999-9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89" calcext:value-type="float">
            <text:p>40510500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0" calcext:value-type="float">
            <text:p>4051050090</text:p>
          </table:table-cell>
          <table:table-cell table:style-name="ce2" office:value-type="string" calcext:value-type="string">
            <text:p>Võ Tấn Phong</text:p>
          </table:table-cell>
          <table:table-cell table:style-name="ce3" office:value-type="date" office:date-value="1998-11-17" calcext:value-type="date">
            <text:p>1998-11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90" calcext:value-type="float">
            <text:p>40510500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2" calcext:value-type="float">
            <text:p>4051050092</text:p>
          </table:table-cell>
          <table:table-cell table:style-name="ce2" office:value-type="string" calcext:value-type="string">
            <text:p>Trần Lê Đức Toàn</text:p>
          </table:table-cell>
          <table:table-cell table:style-name="ce3" office:value-type="date" office:date-value="1999-10-30" calcext:value-type="date">
            <text:p>1999-10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92" calcext:value-type="float">
            <text:p>40510500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4" calcext:value-type="float">
            <text:p>4051050094</text:p>
          </table:table-cell>
          <table:table-cell table:style-name="ce2" office:value-type="string" calcext:value-type="string">
            <text:p>Nguyễn Đăng Nhật</text:p>
          </table:table-cell>
          <table:table-cell table:style-name="ce3" office:value-type="date" office:date-value="1997-12-10" calcext:value-type="date">
            <text:p>1997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94" calcext:value-type="float">
            <text:p>40510500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6" calcext:value-type="float">
            <text:p>4051050096</text:p>
          </table:table-cell>
          <table:table-cell table:style-name="ce2" office:value-type="string" calcext:value-type="string">
            <text:p>Nay Tiết</text:p>
          </table:table-cell>
          <table:table-cell table:style-name="ce3" office:value-type="date" office:date-value="1999-02-26" calcext:value-type="date">
            <text:p>1999-2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96" calcext:value-type="float">
            <text:p>40510500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8" calcext:value-type="float">
            <text:p>4051050098</text:p>
          </table:table-cell>
          <table:table-cell table:style-name="ce2" office:value-type="string" calcext:value-type="string">
            <text:p>Trần Thái Minh Trí</text:p>
          </table:table-cell>
          <table:table-cell table:style-name="ce3" office:value-type="date" office:date-value="1999-01-22" calcext:value-type="date">
            <text:p>1999-1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98" calcext:value-type="float">
            <text:p>40510500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9" calcext:value-type="float">
            <text:p>4051050099</text:p>
          </table:table-cell>
          <table:table-cell table:style-name="ce2" office:value-type="string" calcext:value-type="string">
            <text:p>Trần Quang Trường</text:p>
          </table:table-cell>
          <table:table-cell table:style-name="ce3" office:value-type="date" office:date-value="1999-04-19" calcext:value-type="date">
            <text:p>1999-4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99" calcext:value-type="float">
            <text:p>40510500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1" calcext:value-type="float">
            <text:p>4051050101</text:p>
          </table:table-cell>
          <table:table-cell table:style-name="ce2" office:value-type="string" calcext:value-type="string">
            <text:p>Nguyễn Hữu Đạt</text:p>
          </table:table-cell>
          <table:table-cell table:style-name="ce3" office:value-type="date" office:date-value="1999-05-15" calcext:value-type="date">
            <text:p>1999-5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1" calcext:value-type="float">
            <text:p>40510501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2" calcext:value-type="float">
            <text:p>4051050102</text:p>
          </table:table-cell>
          <table:table-cell table:style-name="ce2" office:value-type="string" calcext:value-type="string">
            <text:p>Mai Thanh Phong</text:p>
          </table:table-cell>
          <table:table-cell table:style-name="ce3" office:value-type="date" office:date-value="1999-06-11" calcext:value-type="date">
            <text:p>1999-6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2" calcext:value-type="float">
            <text:p>40510501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3" calcext:value-type="float">
            <text:p>4051050103</text:p>
          </table:table-cell>
          <table:table-cell table:style-name="ce2" office:value-type="string" calcext:value-type="string">
            <text:p>Nguyễn Trọng Tuyển</text:p>
          </table:table-cell>
          <table:table-cell table:style-name="ce3" office:value-type="date" office:date-value="1999-10-29" calcext:value-type="date">
            <text:p>1999-10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03" calcext:value-type="float">
            <text:p>40510501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5" calcext:value-type="float">
            <text:p>4051050105</text:p>
          </table:table-cell>
          <table:table-cell table:style-name="ce2" office:value-type="string" calcext:value-type="string">
            <text:p>Huỳnh Sanh Ngân</text:p>
          </table:table-cell>
          <table:table-cell table:style-name="ce3" office:value-type="date" office:date-value="1999-09-23" calcext:value-type="date">
            <text:p>1999-9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5" calcext:value-type="float">
            <text:p>40510501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6" calcext:value-type="float">
            <text:p>4051050106</text:p>
          </table:table-cell>
          <table:table-cell table:style-name="ce2" office:value-type="string" calcext:value-type="string">
            <text:p>Nguyễn Hữu Thắng</text:p>
          </table:table-cell>
          <table:table-cell table:style-name="ce3" office:value-type="date" office:date-value="1999-03-19" calcext:value-type="date">
            <text:p>1999-3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6" calcext:value-type="float">
            <text:p>40510501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7" calcext:value-type="float">
            <text:p>4051050107</text:p>
          </table:table-cell>
          <table:table-cell table:style-name="ce2" office:value-type="string" calcext:value-type="string">
            <text:p>Trần Anh Tuấn</text:p>
          </table:table-cell>
          <table:table-cell table:style-name="ce3" office:value-type="date" office:date-value="1999-02-12" calcext:value-type="date">
            <text:p>1999-2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7" calcext:value-type="float">
            <text:p>40510501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0" calcext:value-type="float">
            <text:p>4051050110</text:p>
          </table:table-cell>
          <table:table-cell table:style-name="ce2" office:value-type="string" calcext:value-type="string">
            <text:p>Trần Thị Phương Thảo</text:p>
          </table:table-cell>
          <table:table-cell table:style-name="ce3" office:value-type="date" office:date-value="1999-05-16" calcext:value-type="date">
            <text:p>1999-5-1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10" calcext:value-type="float">
            <text:p>40510501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3" calcext:value-type="float">
            <text:p>4051050113</text:p>
          </table:table-cell>
          <table:table-cell table:style-name="ce2" office:value-type="string" calcext:value-type="string">
            <text:p>Dương Tấn Thành</text:p>
          </table:table-cell>
          <table:table-cell table:style-name="ce3" office:value-type="date" office:date-value="1996-04-28" calcext:value-type="date">
            <text:p>1996-4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13" calcext:value-type="float">
            <text:p>40510501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4" calcext:value-type="float">
            <text:p>4051050114</text:p>
          </table:table-cell>
          <table:table-cell table:style-name="ce2" office:value-type="string" calcext:value-type="string">
            <text:p>Nguyễn Văn Thanh Thảo</text:p>
          </table:table-cell>
          <table:table-cell table:style-name="ce3" office:value-type="date" office:date-value="1999-04-20" calcext:value-type="date">
            <text:p>1999-4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051050114" calcext:value-type="float">
            <text:p>40510501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7" calcext:value-type="float">
            <text:p>4051050117</text:p>
          </table:table-cell>
          <table:table-cell table:style-name="ce2" office:value-type="string" calcext:value-type="string">
            <text:p>Văn Công Phú</text:p>
          </table:table-cell>
          <table:table-cell table:style-name="ce3" office:value-type="date" office:date-value="1999-04-04" calcext:value-type="date">
            <text:p>1999-4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17" calcext:value-type="float">
            <text:p>40510501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8" calcext:value-type="float">
            <text:p>4051050118</text:p>
          </table:table-cell>
          <table:table-cell table:style-name="ce2" office:value-type="string" calcext:value-type="string">
            <text:p>Tăng Khắc Hiếu</text:p>
          </table:table-cell>
          <table:table-cell table:style-name="ce3" office:value-type="date" office:date-value="1999-11-15" calcext:value-type="date">
            <text:p>1999-11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18" calcext:value-type="float">
            <text:p>40510501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9" calcext:value-type="float">
            <text:p>4051050119</text:p>
          </table:table-cell>
          <table:table-cell table:style-name="ce2" office:value-type="string" calcext:value-type="string">
            <text:p>Phan Hồng Thái Sơn</text:p>
          </table:table-cell>
          <table:table-cell table:style-name="ce3" office:value-type="date" office:date-value="1996-12-21" calcext:value-type="date">
            <text:p>1996-12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19" calcext:value-type="float">
            <text:p>40510501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4" calcext:value-type="float">
            <text:p>4051050144</text:p>
          </table:table-cell>
          <table:table-cell table:style-name="ce2" office:value-type="string" calcext:value-type="string">
            <text:p>Nguyễn Phạm Chánh Luận</text:p>
          </table:table-cell>
          <table:table-cell table:style-name="ce3" office:value-type="date" office:date-value="1999-08-25" calcext:value-type="date">
            <text:p>1999-8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051050144" calcext:value-type="float">
            <text:p>40510501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0" calcext:value-type="float">
            <text:p>4051050160</text:p>
          </table:table-cell>
          <table:table-cell table:style-name="ce2" office:value-type="string" calcext:value-type="string">
            <text:p>Hồ Hữu Tín</text:p>
          </table:table-cell>
          <table:table-cell table:style-name="ce3" office:value-type="date" office:date-value="1999-01-06" calcext:value-type="date">
            <text:p>1999-1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0" calcext:value-type="float">
            <text:p>40510501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3" calcext:value-type="float">
            <text:p>4051050193</text:p>
          </table:table-cell>
          <table:table-cell table:style-name="ce2" office:value-type="string" calcext:value-type="string">
            <text:p>Võ Hoàng Huy</text:p>
          </table:table-cell>
          <table:table-cell table:style-name="ce3" office:value-type="date" office:date-value="1999-12-22" calcext:value-type="date">
            <text:p>1999-12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93" calcext:value-type="float">
            <text:p>40510501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6" calcext:value-type="float">
            <text:p>4051050196</text:p>
          </table:table-cell>
          <table:table-cell table:style-name="ce2" office:value-type="string" calcext:value-type="string">
            <text:p>Đào Văn Tiến</text:p>
          </table:table-cell>
          <table:table-cell table:style-name="ce3" office:value-type="date" office:date-value="1999-03-09" calcext:value-type="date">
            <text:p>1999-3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96" calcext:value-type="float">
            <text:p>40510501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7" calcext:value-type="float">
            <text:p>4051050197</text:p>
          </table:table-cell>
          <table:table-cell table:style-name="ce2" office:value-type="string" calcext:value-type="string">
            <text:p>Đào Nguyễn Xuân Trường</text:p>
          </table:table-cell>
          <table:table-cell table:style-name="ce3" office:value-type="date" office:date-value="1999-03-03" calcext:value-type="date">
            <text:p>1999-3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97" calcext:value-type="float">
            <text:p>405105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1" calcext:value-type="float">
            <text:p>4051050201</text:p>
          </table:table-cell>
          <table:table-cell table:style-name="ce2" office:value-type="string" calcext:value-type="string">
            <text:p>Đỗ Văn Khuyên</text:p>
          </table:table-cell>
          <table:table-cell table:style-name="ce3" office:value-type="date" office:date-value="1999-06-15" calcext:value-type="date">
            <text:p>1999-6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01" calcext:value-type="float">
            <text:p>40510502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2" calcext:value-type="float">
            <text:p>4051050202</text:p>
          </table:table-cell>
          <table:table-cell table:style-name="ce2" office:value-type="string" calcext:value-type="string">
            <text:p>Nguyễn Công Tài</text:p>
          </table:table-cell>
          <table:table-cell table:style-name="ce3" office:value-type="date" office:date-value="1999-05-01" calcext:value-type="date">
            <text:p>1999-5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02" calcext:value-type="float">
            <text:p>40510502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7" calcext:value-type="float">
            <text:p>4051050207</text:p>
          </table:table-cell>
          <table:table-cell table:style-name="ce2" office:value-type="string" calcext:value-type="string">
            <text:p>Alê Joanh</text:p>
          </table:table-cell>
          <table:table-cell table:style-name="ce3" office:value-type="date" office:date-value="1999-08-18" calcext:value-type="date">
            <text:p>1999-8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07" calcext:value-type="float">
            <text:p>40510502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9" calcext:value-type="float">
            <text:p>4051050209</text:p>
          </table:table-cell>
          <table:table-cell table:style-name="ce2" office:value-type="string" calcext:value-type="string">
            <text:p>Nguyễn Trường Chinh</text:p>
          </table:table-cell>
          <table:table-cell table:style-name="ce3" office:value-type="date" office:date-value="1999-05-07" calcext:value-type="date">
            <text:p>1999-5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09" calcext:value-type="float">
            <text:p>40510502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0" calcext:value-type="float">
            <text:p>4051050210</text:p>
          </table:table-cell>
          <table:table-cell table:style-name="ce2" office:value-type="string" calcext:value-type="string">
            <text:p>Nguyễn Thái Bình</text:p>
          </table:table-cell>
          <table:table-cell table:style-name="ce3" office:value-type="date" office:date-value="1998-06-03" calcext:value-type="date">
            <text:p>1998-6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10" calcext:value-type="float">
            <text:p>40510502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2" calcext:value-type="float">
            <text:p>4051050212</text:p>
          </table:table-cell>
          <table:table-cell table:style-name="ce2" office:value-type="string" calcext:value-type="string">
            <text:p>Diệp Quang Toản</text:p>
          </table:table-cell>
          <table:table-cell table:style-name="ce3" office:value-type="date" office:date-value="1995-07-20" calcext:value-type="date">
            <text:p>1995-7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Nghỉ học tạm thời</text:p>
          </table:table-cell>
          <table:table-cell table:style-name="ce2" office:value-type="float" office:value="4051050212" calcext:value-type="float">
            <text:p>40510502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3" calcext:value-type="float">
            <text:p>4051050213</text:p>
          </table:table-cell>
          <table:table-cell table:style-name="ce2" office:value-type="string" calcext:value-type="string">
            <text:p>Trần Hùng Thanh</text:p>
          </table:table-cell>
          <table:table-cell table:style-name="ce3" office:value-type="date" office:date-value="1999-05-29" calcext:value-type="date">
            <text:p>1999-5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051050213" calcext:value-type="float">
            <text:p>40510502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6" calcext:value-type="float">
            <text:p>4051050216</text:p>
          </table:table-cell>
          <table:table-cell table:style-name="ce2" office:value-type="string" calcext:value-type="string">
            <text:p>Đinh Văn Pháp</text:p>
          </table:table-cell>
          <table:table-cell table:style-name="ce3" office:value-type="date" office:date-value="1999-01-11" calcext:value-type="date">
            <text:p>1999-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16" calcext:value-type="float">
            <text:p>40510502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0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9" meta:object-count="0"/>
    <meta:generator>LibreOfficeDev/6.0.5.2$Linux_X86_64 LibreOffice_project/</meta:generator>
  </office:meta>
</office:document-meta>
</file>